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01fa4a" officeooo:paragraph-rsid="0001fa4a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1fa4a" officeooo:paragraph-rsid="0001fa4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3c844" officeooo:paragraph-rsid="0003c84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4ad05" officeooo:paragraph-rsid="0004ad0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67c71" officeooo:paragraph-rsid="00067c71" style:font-size-asian="10.5pt" style:font-size-complex="12pt"/>
    </style:style>
    <style:style style:name="T1" style:family="text">
      <style:text-properties officeooo:rsid="0003c844"/>
    </style:style>
    <style:style style:name="T2" style:family="text">
      <style:text-properties officeooo:rsid="0004ad05"/>
    </style:style>
    <style:style style:name="T3" style:family="text">
      <style:text-properties officeooo:rsid="0007e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ítimo em Portugol da hora de acordar.</text:p>
      <text:p text:style-name="P1"/>
      <text:p text:style-name="P2">1. Ouvir o despertador.</text:p>
      <text:p text:style-name="P2">2. Abrir os olhos.</text:p>
      <text:p text:style-name="P2">3. Desativar o despertador.</text:p>
      <text:p text:style-name="P2">4. Levantar da cama.</text:p>
      <text:p text:style-name="P2">5. Se dirigir até o banheiro do quarto.</text:p>
      <text:p text:style-name="P2"><text:span text:style-name="T1">6</text:span>. Abrir a porta do banheiro.</text:p>
      <text:p text:style-name="P2"><text:span text:style-name="T1">7</text:span>. Se aproximar da pia.</text:p>
      <text:p text:style-name="P2"><text:span text:style-name="T1">8</text:span>. Pegar a pasta de dente.</text:p>
      <text:p text:style-name="P2"><text:span text:style-name="T1">9</text:span>. Abrir a pasta de dente.</text:p>
      <text:p text:style-name="P2">1<text:span text:style-name="T1">0</text:span>. Pegar a escova de dente.</text:p>
      <text:p text:style-name="P2">1<text:span text:style-name="T1">1</text:span>. Aplicar a pasta de dente na escova de dente.</text:p>
      <text:p text:style-name="P2">1<text:span text:style-name="T1">2</text:span>. Fechar a pasta de dente.</text:p>
      <text:p text:style-name="P2">1<text:span text:style-name="T1">3</text:span>. Guardar a pasta de dente.</text:p>
      <text:p text:style-name="P2">1<text:span text:style-name="T1">4</text:span>. Escovar os dentes.</text:p>
      <text:p text:style-name="P3">15. Escovar a língua.</text:p>
      <text:p text:style-name="P3">15. Abrir a torneira.</text:p>
      <text:p text:style-name="P3">16. Enxaguar a escova.</text:p>
      <text:p text:style-name="P3">17. Guardar a escova.</text:p>
      <text:p text:style-name="P3">18. Enxaguar a boca.</text:p>
      <text:p text:style-name="P3">19. Se dirigir ao chuveiro.</text:p>
      <text:p text:style-name="P3">20. Abrir a porta do box do chuveiro.</text:p>
      <text:p text:style-name="P3">21. Entrar no box do chuveiro.</text:p>
      <text:p text:style-name="P3">22. Fechar a porta do box do chuveiro.</text:p>
      <text:p text:style-name="P3">23. Abrir o registro do chuveiro.</text:p>
      <text:p text:style-name="P3">24. Molhar o corpo.</text:p>
      <text:p text:style-name="P3">25. Sair de baixo da água </text:p>
      <text:p text:style-name="P3">26. Pegar o shampoo.</text:p>
      <text:p text:style-name="P3">27. Abrir o shampoo.</text:p>
      <text:p text:style-name="P3">28. Despejar um pouco de shampoo na mão.</text:p>
      <text:p text:style-name="P4">29. Fechar o shampoo.</text:p>
      <text:p text:style-name="P3"><text:span text:style-name="T2">30</text:span>. Guardar o shampoo.</text:p>
      <text:p text:style-name="P3">3<text:span text:style-name="T2">1</text:span>. <text:span text:style-name="T2">Aplicar o shampoo no topo da cabeça.</text:span></text:p>
      <text:p text:style-name="P4">32. Massagear o couro cabeludo.</text:p>
      <text:p text:style-name="P4">33. Enxaguar o cabelo.</text:p>
      <text:p text:style-name="P4">34. Sair de baixo da água.</text:p>
      <text:p text:style-name="P4">35. Pegar o condicionador.</text:p>
      <text:p text:style-name="P4">36. Despejar um pouco de condicionador nas mãos.</text:p>
      <text:p text:style-name="P4">37. Fechar o condicionador.</text:p>
      <text:p text:style-name="P4">38. Guardar o condicionador.</text:p>
      <text:p text:style-name="P4">39. Aplicar o condicionador no comprimento e pontas do cabelo, evitando a raiz.</text:p>
      <text:p text:style-name="P4">40. Enxaguar somente as mãos.</text:p>
      <text:p text:style-name="P4">41. Pegar o sabonete.</text:p>
      <text:p text:style-name="P4">42. Passar o sabonete no corpo.</text:p>
      <text:p text:style-name="P4">43. Guardar o sabonete.</text:p>
      <text:p text:style-name="P4">44. Enxaguar o corpo.</text:p>
      <text:p text:style-name="P4">45. Enxaguar o cabelo.</text:p>
      <text:p text:style-name="P4">46. Fechar o registro do chuveiro.</text:p>
      <text:p text:style-name="P5">47. Abrir a porta do box do chuveiro.</text:p>
      <text:p text:style-name="P5">48. Pegar a toalha.</text:p>
      <text:p text:style-name="P5">49. Secar o cabelo e o corpo.</text:p>
      <text:p text:style-name="P5"><text:soft-page-break/>50. Guardar a toalha.</text:p>
      <text:p text:style-name="P5">51. Sair do box do chuveiro.</text:p>
      <text:p text:style-name="P5">52. Fechar a porta do box do chuveiro.</text:p>
      <text:p text:style-name="P5">53. Sair do banheiro.</text:p>
      <text:p text:style-name="P5">54. Se dirigir ao armário.</text:p>
      <text:p text:style-name="P5">55. Escolher a roupa do dia.</text:p>
      <text:p text:style-name="P5">56. Vestira roupa escolhida.</text:p>
      <text:p text:style-name="P5">57. Iniciar <text:span text:style-name="T3">atividades do di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31T13:45:57.315000000</meta:creation-date>
    <dc:date>2024-03-31T14:52:35.226000000</dc:date>
    <meta:editing-duration>PT4M25S</meta:editing-duration>
    <meta:editing-cycles>1</meta:editing-cycles>
    <meta:document-statistic meta:table-count="0" meta:image-count="0" meta:object-count="0" meta:page-count="2" meta:paragraph-count="59" meta:word-count="323" meta:character-count="1679" meta:non-whitespace-character-count="1414"/>
    <meta:generator>LibreOffice/7.3.1.3$Windows_X86_64 LibreOffice_project/a69ca51ded25f3eefd52d7bf9a5fad8c90b87951</meta:generator>
  </office:meta>
</office:document-meta>
</file>